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Source Sans Pro" svg:font-family="'Source Sans Pro', Helvetica, 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style:use-window-font-color="true" fo:font-size="8pt" officeooo:rsid="00335fd6" officeooo:paragraph-rsid="00335fd6" fo:background-color="transparent" style:font-size-asian="8pt" style:font-size-complex="8pt"/>
    </style:style>
    <style:style style:name="P2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9pt" fo:letter-spacing="normal" fo:font-style="normal" style:text-underline-style="none" fo:font-weight="bold" officeooo:rsid="00b82740" officeooo:paragraph-rsid="00b82740" style:text-blinking="false" fo:background-color="transparent" style:font-size-asian="9pt" style:font-style-asian="normal" style:font-weight-asian="bold" style:font-size-complex="9pt" style:font-style-complex="normal" style:font-weight-complex="bold"/>
    </style:style>
    <style:style style:name="P3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9pt" fo:letter-spacing="normal" fo:font-style="normal" style:text-underline-style="none" fo:font-weight="bold" officeooo:rsid="00b82740" officeooo:paragraph-rsid="00bbc169" style:text-blinking="false" fo:background-color="transparent" style:font-size-asian="9pt" style:font-style-asian="normal" style:font-weight-asian="bold" style:font-size-complex="9pt" style:font-style-complex="normal" style:font-weight-complex="bold"/>
    </style:style>
    <style:style style:name="P4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9pt" fo:letter-spacing="normal" fo:font-style="normal" style:text-underline-style="none" fo:font-weight="normal" officeooo:rsid="00a3a49b" officeooo:paragraph-rsid="00bbc169" style:text-blinking="false" fo:background-color="transparent" style:font-size-asian="9pt" style:font-style-asian="normal" style:font-weight-asian="bold" style:font-size-complex="9pt" style:font-style-complex="normal" style:font-weight-complex="bold"/>
    </style:style>
    <style:style style:name="P5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8pt" fo:letter-spacing="normal" fo:font-style="normal" style:text-underline-style="none" fo:font-weight="normal" officeooo:rsid="00a3a49b" officeooo:paragraph-rsid="00b82740" style:text-blinking="false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8pt" fo:letter-spacing="normal" fo:font-style="normal" style:text-underline-style="none" fo:font-weight="normal" officeooo:rsid="007a9dff" officeooo:paragraph-rsid="00b82740" style:text-blinking="false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8pt" fo:letter-spacing="normal" fo:font-style="normal" style:text-underline-style="none" fo:font-weight="bold" officeooo:rsid="00b82740" officeooo:paragraph-rsid="00b82740" style:text-blinking="false" fo:background-color="transparent" style:font-size-asian="8pt" style:font-style-asian="normal" style:font-weight-asian="bold" style:font-size-complex="8pt" style:font-style-complex="normal" style:font-weight-complex="bold"/>
    </style:style>
    <style:style style:name="P8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8pt" fo:letter-spacing="normal" fo:font-style="normal" style:text-underline-style="none" fo:font-weight="bold" officeooo:rsid="00b82740" officeooo:paragraph-rsid="00bbc169" style:text-blinking="false" fo:background-color="transparent" style:font-size-asian="8pt" style:font-style-asian="normal" style:font-weight-asian="bold" style:font-size-complex="8pt" style:font-style-complex="normal" style:font-weight-complex="bold"/>
    </style:style>
    <style:style style:name="P9" style:family="paragraph" style:parent-style-name="Standard">
      <style:text-properties fo:font-variant="normal" fo:text-transform="none" style:use-window-font-color="true" style:font-name="Liberation Serif" fo:font-size="9pt" fo:letter-spacing="normal" fo:font-style="normal" fo:font-weight="normal" officeooo:rsid="00a3a49b" officeooo:paragraph-rsid="00b82740" style:font-size-asian="9pt" style:font-style-asian="normal" style:font-size-complex="9pt" style:font-style-complex="normal"/>
    </style:style>
    <style:style style:name="P10" style:family="paragraph" style:parent-style-name="Standard">
      <style:text-properties fo:font-variant="normal" fo:text-transform="none" style:use-window-font-color="true" style:font-name="Liberation Serif" fo:font-size="8pt" fo:letter-spacing="normal" fo:font-style="normal" fo:font-weight="normal" officeooo:rsid="009d6157" officeooo:paragraph-rsid="00b82740" style:font-size-asian="8pt" style:font-style-asian="normal" style:font-size-complex="8pt" style:font-style-complex="normal"/>
    </style:style>
    <style:style style:name="P11" style:family="paragraph" style:parent-style-name="Standard">
      <style:text-properties fo:font-variant="normal" fo:text-transform="none" style:use-window-font-color="true" style:font-name="Liberation Serif" fo:font-size="8pt" fo:letter-spacing="normal" fo:font-style="normal" fo:font-weight="normal" officeooo:rsid="00a3a49b" officeooo:paragraph-rsid="00b82740" style:font-size-asian="8pt" style:font-style-asian="normal" style:font-size-complex="8pt" style:font-style-complex="normal"/>
    </style:style>
    <style:style style:name="P12" style:family="paragraph" style:parent-style-name="Standard">
      <style:text-properties fo:font-variant="normal" fo:text-transform="none" style:use-window-font-color="true" style:font-name="Liberation Serif" fo:font-size="8pt" fo:letter-spacing="normal" fo:font-style="normal" fo:font-weight="normal" officeooo:rsid="00bd57d7" officeooo:paragraph-rsid="00bd57d7" style:font-size-asian="8pt" style:font-style-asian="normal" style:font-size-complex="8pt" style:font-style-complex="normal"/>
    </style:style>
    <style:style style:name="P13" style:family="paragraph" style:parent-style-name="Standard">
      <style:text-properties fo:font-variant="normal" fo:text-transform="none" style:use-window-font-color="true" style:font-name="Liberation Serif" fo:font-size="8pt" fo:letter-spacing="normal" fo:font-style="normal" fo:font-weight="normal" officeooo:rsid="00bd57d7" officeooo:paragraph-rsid="00c42727" style:font-size-asian="8pt" style:font-style-asian="normal" style:font-size-complex="8pt" style:font-style-complex="normal"/>
    </style:style>
    <style:style style:name="P14" style:family="paragraph" style:parent-style-name="Standard">
      <style:text-properties fo:font-variant="normal" fo:text-transform="none" style:use-window-font-color="true" style:text-position="0% 100%" style:font-name="Liberation Serif" fo:font-size="8pt" fo:letter-spacing="normal" fo:font-style="normal" fo:font-weight="normal" officeooo:rsid="00a596da" officeooo:paragraph-rsid="00b82740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Standard">
      <style:text-properties fo:font-variant="normal" fo:text-transform="none" fo:color="#333333" style:font-name="Source Sans Pro" fo:font-size="8pt" fo:font-style="normal" fo:font-weight="normal" officeooo:paragraph-rsid="00c42727" style:font-size-asian="8pt" style:font-size-complex="8pt"/>
    </style:style>
    <style:style style:name="P16" style:family="paragraph" style:parent-style-name="Standard">
      <style:text-properties officeooo:rsid="00a3a49b" officeooo:paragraph-rsid="00b82740"/>
    </style:style>
    <style:style style:name="P17" style:family="paragraph" style:parent-style-name="Standard">
      <style:text-properties officeooo:paragraph-rsid="00b82740"/>
    </style:style>
    <style:style style:name="P18" style:family="paragraph" style:parent-style-name="Standard">
      <style:text-properties officeooo:rsid="00bd57d7" officeooo:paragraph-rsid="00bd57d7"/>
    </style:style>
    <style:style style:name="P19" style:family="paragraph" style:parent-style-name="Standard">
      <style:text-properties officeooo:rsid="00bd6350" officeooo:paragraph-rsid="00c03e55"/>
    </style:style>
    <style:style style:name="P20" style:family="paragraph" style:parent-style-name="Standard">
      <style:text-properties style:font-name="arial"/>
    </style:style>
    <style:style style:name="P21" style:family="paragraph" style:parent-style-name="Standard">
      <style:text-properties style:font-name="arial" fo:font-size="10pt" style:font-size-asian="10pt" style:font-size-complex="10pt"/>
    </style:style>
    <style:style style:name="P22" style:family="paragraph" style:parent-style-name="Standard">
      <style:text-properties style:font-name="arial" fo:font-size="10pt" fo:font-style="normal" officeooo:rsid="00c68a6b" officeooo:paragraph-rsid="00c68a6b" style:font-size-asian="10pt" style:font-style-asian="normal" style:font-size-complex="10pt" style:font-style-complex="normal"/>
    </style:style>
    <style:style style:name="P23" style:family="paragraph" style:parent-style-name="Standard">
      <style:text-properties style:font-name="arial" fo:font-size="10pt" fo:font-style="normal" fo:font-weight="bold" officeooo:rsid="00bd57d7" officeooo:paragraph-rsid="00bd8d77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text-properties fo:font-size="8pt" officeooo:rsid="00a3a49b" officeooo:paragraph-rsid="00bbc169" style:font-size-asian="8pt" style:font-size-complex="8pt"/>
    </style:style>
    <style:style style:name="P25" style:family="paragraph" style:parent-style-name="Standard">
      <style:text-properties fo:font-size="8pt" officeooo:rsid="00a3a49b" officeooo:paragraph-rsid="00b82740" style:font-size-asian="8pt" style:font-size-complex="8pt"/>
    </style:style>
    <style:style style:name="P26" style:family="paragraph" style:parent-style-name="Standard">
      <style:text-properties fo:font-size="8pt" officeooo:paragraph-rsid="00b82740" style:font-size-asian="8pt" style:font-size-complex="8pt"/>
    </style:style>
    <style:style style:name="P27" style:family="paragraph" style:parent-style-name="Standard">
      <style:text-properties fo:font-size="8pt" officeooo:rsid="007a9dff" officeooo:paragraph-rsid="00b82740" style:font-size-asian="8pt" style:font-size-complex="8pt"/>
    </style:style>
    <style:style style:name="P28" style:family="paragraph" style:parent-style-name="Standard">
      <style:text-properties fo:font-size="8pt" officeooo:rsid="00b82740" officeooo:paragraph-rsid="00b82740" style:font-size-asian="8pt" style:font-size-complex="8pt"/>
    </style:style>
    <style:style style:name="P29" style:family="paragraph" style:parent-style-name="Standard">
      <style:text-properties fo:font-size="8pt" officeooo:rsid="00bd6350" officeooo:paragraph-rsid="00c03e55" style:font-size-asian="8pt" style:font-size-complex="8pt"/>
    </style:style>
    <style:style style:name="P30" style:family="paragraph" style:parent-style-name="Standard">
      <style:text-properties fo:font-size="8pt" officeooo:rsid="005f549b" officeooo:paragraph-rsid="00b82740" style:font-size-asian="8pt" style:font-size-complex="8pt"/>
    </style:style>
    <style:style style:name="P31" style:family="paragraph" style:parent-style-name="Standard">
      <style:text-properties style:text-position="0% 100%" fo:font-size="8pt" fo:font-weight="normal" officeooo:rsid="005c5fa7" officeooo:paragraph-rsid="00b82740" style:font-size-asian="8pt" style:font-weight-asian="normal" style:font-size-complex="8pt" style:font-weight-complex="normal"/>
    </style:style>
    <style:style style:name="P32" style:family="paragraph" style:parent-style-name="Heading_20_1">
      <style:paragraph-properties fo:break-before="page"/>
      <style:text-properties officeooo:rsid="00b82740" officeooo:paragraph-rsid="00b82740"/>
    </style:style>
    <style:style style:name="P33" style:family="paragraph" style:parent-style-name="Title">
      <style:paragraph-properties fo:text-align="center" style:justify-single-word="false"/>
      <style:text-properties officeooo:paragraph-rsid="0053f08a"/>
    </style:style>
    <style:style style:name="P34" style:family="paragraph" style:parent-style-name="Title">
      <style:paragraph-properties fo:text-align="center" style:justify-single-word="false"/>
      <style:text-properties fo:font-weight="bold" officeooo:paragraph-rsid="0053f08a" style:font-weight-asian="bold" style:font-weight-complex="bold"/>
    </style:style>
    <style:style style:name="P35" style:family="paragraph" style:parent-style-name="Standard" style:list-style-name="L1">
      <style:text-properties style:font-name="arial" fo:font-size="10pt" fo:font-weight="bold" style:font-size-asian="10pt" style:font-weight-asian="bold" style:font-size-complex="10pt" style:font-weight-complex="bold"/>
    </style:style>
    <style:style style:name="P36" style:family="paragraph" style:parent-style-name="Standard" style:list-style-name="L1">
      <style:text-properties style:font-name="arial" fo:font-size="10pt" fo:font-weight="bold" officeooo:paragraph-rsid="00b9d383" style:font-size-asian="10pt" style:font-weight-asian="bold" style:font-size-complex="10pt" style:font-weight-complex="bold"/>
    </style:style>
    <style:style style:name="P37" style:family="paragraph" style:parent-style-name="Standard" style:list-style-name="L1">
      <style:text-properties style:font-name="arial" fo:font-size="10pt" fo:font-weight="bold" officeooo:rsid="00c68a6b" officeooo:paragraph-rsid="00c68a6b" style:font-size-asian="10pt" style:font-weight-asian="bold" style:font-size-complex="10pt" style:font-weight-complex="bold"/>
    </style:style>
    <style:style style:name="P38" style:family="paragraph" style:parent-style-name="Standard" style:list-style-name="L1">
      <style:text-properties style:font-name="arial" fo:font-size="10pt" style:font-size-asian="10pt" style:font-size-complex="10pt"/>
    </style:style>
    <style:style style:name="P39" style:family="paragraph" style:parent-style-name="Standard" style:list-style-name="L1">
      <style:text-properties style:font-name="arial" fo:font-size="10pt" officeooo:paragraph-rsid="00bd6350" style:font-size-asian="10pt" style:font-size-complex="10pt"/>
    </style:style>
    <style:style style:name="P40" style:family="paragraph" style:parent-style-name="Standard" style:list-style-name="L1">
      <style:text-properties style:font-name="arial" fo:font-size="10pt" officeooo:paragraph-rsid="00b9d383" style:font-size-asian="10pt" style:font-size-complex="10pt"/>
    </style:style>
    <style:style style:name="P41" style:family="paragraph" style:parent-style-name="Standard" style:list-style-name="L1">
      <style:text-properties style:font-name="arial" fo:font-size="10pt" officeooo:paragraph-rsid="00bad0cc" style:font-size-asian="10pt" style:font-size-complex="10pt"/>
    </style:style>
    <style:style style:name="P42" style:family="paragraph" style:parent-style-name="Standard" style:list-style-name="L1">
      <style:text-properties style:font-name="arial" fo:font-size="10pt" officeooo:paragraph-rsid="00bbc169" style:font-size-asian="10pt" style:font-size-complex="10pt"/>
    </style:style>
    <style:style style:name="P43" style:family="paragraph" style:parent-style-name="Standard" style:list-style-name="L1">
      <style:text-properties style:font-name="arial" fo:font-size="10pt" officeooo:paragraph-rsid="00be681c" style:font-size-asian="10pt" style:font-size-complex="10pt"/>
    </style:style>
    <style:style style:name="P44" style:family="paragraph" style:parent-style-name="Standard" style:list-style-name="L1">
      <style:text-properties style:font-name="arial" fo:font-size="10pt" officeooo:paragraph-rsid="00bd57d7" style:font-size-asian="10pt" style:font-size-complex="10pt"/>
    </style:style>
    <style:style style:name="P45" style:family="paragraph" style:parent-style-name="Standard" style:list-style-name="L1">
      <style:text-properties style:font-name="arial" fo:font-size="10pt" officeooo:paragraph-rsid="00c23328" style:font-size-asian="10pt" style:font-size-complex="10pt"/>
    </style:style>
    <style:style style:name="P46" style:family="paragraph" style:parent-style-name="Standard" style:list-style-name="L1">
      <style:text-properties style:font-name="arial" fo:font-size="10pt" officeooo:paragraph-rsid="00bf88ef" style:font-size-asian="10pt" style:font-size-complex="10pt"/>
    </style:style>
    <style:style style:name="P47" style:family="paragraph" style:parent-style-name="Standard" style:list-style-name="L1">
      <style:text-properties style:font-name="arial" fo:font-size="10pt" officeooo:paragraph-rsid="00c68a6b" style:font-size-asian="10pt" style:font-size-complex="10pt"/>
    </style:style>
    <style:style style:name="P48" style:family="paragraph" style:parent-style-name="Standard" style:list-style-name="L1">
      <style:text-properties style:font-name="arial" fo:font-size="10pt" officeooo:paragraph-rsid="00c82bd3" style:font-size-asian="10pt" style:font-size-complex="10pt"/>
    </style:style>
    <style:style style:name="P49" style:family="paragraph" style:parent-style-name="Standard" style:list-style-name="L1">
      <style:text-properties style:font-name="arial" fo:font-size="10pt" officeooo:rsid="00bad0cc" officeooo:paragraph-rsid="00b9d383" style:font-size-asian="10pt" style:font-size-complex="10pt"/>
    </style:style>
    <style:style style:name="P50" style:family="paragraph" style:parent-style-name="Standard" style:list-style-name="L1">
      <style:text-properties style:font-name="arial" fo:font-size="10pt" officeooo:rsid="00bad0cc" officeooo:paragraph-rsid="00bad0cc" style:font-size-asian="10pt" style:font-size-complex="10pt"/>
    </style:style>
    <style:style style:name="P51" style:family="paragraph" style:parent-style-name="Standard" style:list-style-name="L1">
      <style:text-properties style:font-name="arial" fo:font-size="10pt" officeooo:rsid="00bbc169" officeooo:paragraph-rsid="00bbc169" style:font-size-asian="10pt" style:font-size-complex="10pt"/>
    </style:style>
    <style:style style:name="P52" style:family="paragraph" style:parent-style-name="Standard" style:list-style-name="L1">
      <style:text-properties style:font-name="arial" fo:font-size="10pt" officeooo:rsid="00bd57d7" officeooo:paragraph-rsid="00bd57d7" style:font-size-asian="10pt" style:font-size-complex="10pt"/>
    </style:style>
    <style:style style:name="P53" style:family="paragraph" style:parent-style-name="Standard" style:list-style-name="L1">
      <style:text-properties style:font-name="arial" fo:font-size="10pt" officeooo:rsid="00c68a6b" officeooo:paragraph-rsid="00c82bd3" style:font-size-asian="10pt" style:font-size-complex="10pt"/>
    </style:style>
    <style:style style:name="P54" style:family="paragraph" style:parent-style-name="Standard" style:list-style-name="L1">
      <style:text-properties style:font-name="arial" fo:font-size="10pt" officeooo:rsid="00c68a6b" officeooo:paragraph-rsid="00c68a6b" style:font-size-asian="10pt" style:font-size-complex="10pt"/>
    </style:style>
    <style:style style:name="P55" style:family="paragraph" style:parent-style-name="Standard" style:list-style-name="L1">
      <style:text-properties style:font-name="arial" fo:font-size="10pt" officeooo:rsid="00c68a6b" officeooo:paragraph-rsid="00c9ba56" style:font-size-asian="10pt" style:font-size-complex="10pt"/>
    </style:style>
    <style:style style:name="P56" style:family="paragraph" style:parent-style-name="Standard" style:list-style-name="L1">
      <style:text-properties style:font-name="arial" fo:font-size="10pt" officeooo:rsid="00c03e55" officeooo:paragraph-rsid="00c03e55" style:font-size-asian="10pt" style:font-size-complex="10pt"/>
    </style:style>
    <style:style style:name="P57" style:family="paragraph" style:parent-style-name="Standard" style:list-style-name="L1">
      <style:text-properties style:font-name="arial" fo:font-size="10pt" officeooo:rsid="00c82bd3" officeooo:paragraph-rsid="00c82bd3" style:font-size-asian="10pt" style:font-size-complex="10pt"/>
    </style:style>
    <style:style style:name="P58" style:family="paragraph" style:parent-style-name="Standard" style:list-style-name="L1">
      <style:text-properties style:font-name="arial" fo:font-size="10pt" officeooo:rsid="00c5bca2" officeooo:paragraph-rsid="00c5bca2" style:font-size-asian="10pt" style:font-size-complex="10pt"/>
    </style:style>
    <style:style style:name="P59" style:family="paragraph" style:parent-style-name="Standard" style:list-style-name="L1">
      <style:text-properties style:font-name="arial" fo:font-size="10pt" fo:font-style="normal" officeooo:rsid="00bd57d7" officeooo:paragraph-rsid="00bd57d7" style:font-size-asian="10pt" style:font-style-asian="normal" style:font-size-complex="10pt" style:font-style-complex="normal"/>
    </style:style>
    <style:style style:name="P60" style:family="paragraph" style:parent-style-name="Standard" style:list-style-name="L1">
      <style:text-properties style:font-name="arial" fo:font-size="10pt" fo:font-style="normal" officeooo:rsid="00bd57d7" officeooo:paragraph-rsid="00bd8d77" style:font-size-asian="10pt" style:font-style-asian="normal" style:font-size-complex="10pt" style:font-style-complex="normal"/>
    </style:style>
    <style:style style:name="P61" style:family="paragraph" style:parent-style-name="Standard" style:list-style-name="L1">
      <style:text-properties style:font-name="arial" fo:font-size="10pt" fo:font-style="normal" officeooo:rsid="00c03e55" officeooo:paragraph-rsid="00bd57d7" style:font-size-asian="10pt" style:font-style-asian="normal" style:font-size-complex="10pt" style:font-style-complex="normal"/>
    </style:style>
    <style:style style:name="P62" style:family="paragraph" style:parent-style-name="Standard" style:list-style-name="L1">
      <style:text-properties style:font-name="arial" fo:font-size="10pt" fo:font-style="normal" officeooo:rsid="00c03e55" officeooo:paragraph-rsid="00c03e55" style:font-size-asian="10pt" style:font-style-asian="normal" style:font-size-complex="10pt" style:font-style-complex="normal"/>
    </style:style>
    <style:style style:name="P63" style:family="paragraph" style:parent-style-name="Standard" style:list-style-name="L1">
      <style:text-properties style:font-name="arial" fo:font-size="10pt" fo:font-style="normal" officeooo:rsid="00c5bca2" officeooo:paragraph-rsid="00bd57d7" style:font-size-asian="10pt" style:font-style-asian="normal" style:font-size-complex="10pt" style:font-style-complex="normal"/>
    </style:style>
    <style:style style:name="P64" style:family="paragraph" style:parent-style-name="Standard" style:list-style-name="L1">
      <style:text-properties style:font-name="arial" fo:font-size="10pt" fo:font-style="normal" officeooo:rsid="00c5bca2" officeooo:paragraph-rsid="00c5bca2" style:font-size-asian="10pt" style:font-style-asian="normal" style:font-size-complex="10pt" style:font-style-complex="normal"/>
    </style:style>
    <style:style style:name="P65" style:family="paragraph" style:parent-style-name="Standard" style:list-style-name="L1">
      <style:text-properties style:font-name="arial" fo:font-size="10pt" fo:font-style="normal" officeooo:rsid="00c68a6b" officeooo:paragraph-rsid="00c82bd3" style:font-size-asian="10pt" style:font-style-asian="normal" style:font-size-complex="10pt" style:font-style-complex="normal"/>
    </style:style>
    <style:style style:name="P66" style:family="paragraph" style:parent-style-name="Standard" style:list-style-name="L1">
      <style:text-properties style:font-name="arial" fo:font-size="10pt" fo:font-style="normal" officeooo:rsid="00c68a6b" officeooo:paragraph-rsid="00c68a6b" style:font-size-asian="10pt" style:font-style-asian="normal" style:font-size-complex="10pt" style:font-style-complex="normal"/>
    </style:style>
    <style:style style:name="P67" style:family="paragraph" style:parent-style-name="Standard" style:list-style-name="L1">
      <style:text-properties style:font-name="arial" fo:font-size="10pt" fo:font-style="normal" officeooo:rsid="00c68a6b" officeooo:paragraph-rsid="00c5bca2" style:font-size-asian="10pt" style:font-style-asian="normal" style:font-size-complex="10pt" style:font-style-complex="normal"/>
    </style:style>
    <style:style style:name="P68" style:family="paragraph" style:parent-style-name="Standard" style:list-style-name="L1">
      <style:text-properties style:font-name="arial" fo:font-size="10pt" fo:font-style="normal" officeooo:rsid="00bd8d77" officeooo:paragraph-rsid="00c03e55" style:font-size-asian="10pt" style:font-style-asian="normal" style:font-size-complex="10pt" style:font-style-complex="normal"/>
    </style:style>
    <style:style style:name="P69" style:family="paragraph" style:parent-style-name="Standard" style:list-style-name="L1">
      <style:text-properties style:font-name="arial" fo:font-size="10pt" fo:font-style="normal" officeooo:rsid="00bf88ef" officeooo:paragraph-rsid="00bf88ef" style:font-size-asian="10pt" style:font-style-asian="normal" style:font-size-complex="10pt" style:font-style-complex="normal"/>
    </style:style>
    <style:style style:name="P70" style:family="paragraph" style:parent-style-name="Standard" style:list-style-name="L1">
      <style:text-properties style:font-name="arial" fo:font-size="10pt" fo:font-style="normal" fo:font-weight="bold" officeooo:rsid="00bd57d7" officeooo:paragraph-rsid="00bd57d7" style:font-size-asian="10pt" style:font-style-asian="normal" style:font-weight-asian="bold" style:font-size-complex="10pt" style:font-style-complex="normal" style:font-weight-complex="bold"/>
    </style:style>
    <style:style style:name="P71" style:family="paragraph" style:parent-style-name="Standard" style:list-style-name="L1">
      <style:text-properties style:font-name="arial" fo:font-size="10pt" officeooo:rsid="00c9ba56" officeooo:paragraph-rsid="00c9ba56" style:font-size-asian="8.75pt" style:font-size-complex="10pt"/>
    </style:style>
    <style:style style:name="P72" style:family="paragraph" style:parent-style-name="Standard" style:list-style-name="L1">
      <style:text-properties style:font-name="arial" fo:font-size="10pt" officeooo:rsid="00ca37ae" officeooo:paragraph-rsid="00ca37ae" style:font-size-asian="8.75pt" style:font-size-complex="10pt"/>
    </style:style>
    <style:style style:name="P73" style:family="paragraph" style:parent-style-name="Standard" style:list-style-name="L1">
      <style:text-properties style:font-name="arial" fo:font-size="8pt" fo:font-style="italic" officeooo:rsid="00be681c" officeooo:paragraph-rsid="00be681c" style:font-size-asian="8pt" style:font-style-asian="italic" style:font-size-complex="8pt" style:font-style-complex="italic"/>
    </style:style>
    <style:style style:name="P74" style:family="paragraph" style:parent-style-name="Standard" style:list-style-name="L1">
      <style:text-properties style:font-name="arial" fo:font-size="8pt" fo:font-style="normal" officeooo:rsid="00c82bd3" officeooo:paragraph-rsid="00c82bd3" style:font-size-asian="8pt" style:font-style-asian="normal" style:font-size-complex="8pt" style:font-style-complex="normal"/>
    </style:style>
    <style:style style:name="P75" style:family="paragraph" style:parent-style-name="Standard" style:list-style-name="L1">
      <style:text-properties style:font-name="arial" fo:font-size="8pt" fo:font-style="normal" officeooo:rsid="00c68a6b" officeooo:paragraph-rsid="00c82bd3" style:font-size-asian="8pt" style:font-style-asian="normal" style:font-size-complex="8pt" style:font-style-complex="normal"/>
    </style:style>
    <style:style style:name="P76" style:family="paragraph" style:parent-style-name="Standard" style:list-style-name="L1">
      <style:text-properties style:font-name="arial" fo:font-size="8pt" fo:font-style="normal" officeooo:rsid="00bf88ef" officeooo:paragraph-rsid="00c82bd3" style:font-size-asian="8pt" style:font-style-asian="normal" style:font-size-complex="8pt" style:font-style-complex="normal"/>
    </style:style>
    <style:style style:name="P77" style:family="paragraph" style:parent-style-name="Standard" style:list-style-name="L1">
      <style:text-properties style:font-name="arial" fo:font-size="8pt" fo:font-style="normal" officeooo:rsid="00c9ba56" officeooo:paragraph-rsid="00c9ba56" style:font-size-asian="8pt" style:font-style-asian="normal" style:font-size-complex="8pt" style:font-style-complex="normal"/>
    </style:style>
    <style:style style:name="P78" style:family="paragraph" style:parent-style-name="Standard" style:list-style-name="L1">
      <style:text-properties style:font-name="arial" fo:font-size="8pt" officeooo:rsid="00c9ba56" officeooo:paragraph-rsid="00c82bd3" style:font-size-asian="8pt" style:font-size-complex="8pt"/>
    </style:style>
    <style:style style:name="P79" style:family="paragraph" style:parent-style-name="Standard" style:list-style-name="L2">
      <style:text-properties fo:font-variant="normal" fo:text-transform="none" style:use-window-font-color="true" style:text-line-through-style="none" style:text-line-through-type="none" style:font-name="Liberation Serif" fo:font-size="9pt" fo:letter-spacing="normal" fo:font-style="normal" style:text-underline-style="none" fo:font-weight="bold" officeooo:rsid="00b82740" officeooo:paragraph-rsid="00b82740" style:text-blinking="false" fo:background-color="transparent" style:font-size-asian="9pt" style:font-style-asian="normal" style:font-weight-asian="bold" style:font-size-complex="9pt" style:font-style-complex="normal" style:font-weight-complex="bold"/>
    </style:style>
    <style:style style:name="P80" style:family="paragraph" style:parent-style-name="Standard" style:list-style-name="L3">
      <style:text-properties fo:font-size="9pt" officeooo:paragraph-rsid="005f549b" style:font-size-asian="9pt" style:font-size-complex="9pt"/>
    </style:style>
    <style:style style:name="P81" style:family="paragraph" style:parent-style-name="Standard" style:list-style-name="L4">
      <style:text-properties fo:font-size="8pt" officeooo:rsid="00bd6350" officeooo:paragraph-rsid="00c03e55" style:font-size-asian="8pt" style:font-size-complex="8pt"/>
    </style:style>
    <style:style style:name="P82" style:family="paragraph" style:parent-style-name="Standard" style:list-style-name="L1">
      <style:paragraph-properties fo:break-before="page"/>
      <style:text-properties style:font-name="arial" fo:font-size="10pt" fo:font-weight="bold" officeooo:paragraph-rsid="00bd8d77" style:font-size-asian="10pt" style:font-weight-asian="bold" style:font-size-complex="10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 fo:font-size="8pt" fo:font-weight="normal" officeooo:rsid="005c5fa7" style:font-size-asian="8pt" style:font-weight-asian="normal" style:font-size-complex="8pt" style:font-weight-complex="normal"/>
    </style:style>
    <style:style style:name="T3" style:family="text">
      <style:text-properties style:text-position="0% 100%" fo:font-size="8pt" fo:font-weight="normal" officeooo:rsid="005d319d" style:font-size-asian="8pt" style:font-weight-asian="normal" style:font-size-complex="8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b82740" style:font-weight-asian="bold" style:font-weight-complex="bold"/>
    </style:style>
    <style:style style:name="T6" style:family="text">
      <style:text-properties fo:font-weight="bold" officeooo:rsid="0045f49a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bf88ef" style:font-style-asian="normal" style:font-style-complex="normal"/>
    </style:style>
    <style:style style:name="T9" style:family="text">
      <style:text-properties fo:font-style="normal" officeooo:rsid="00c03e55" style:font-style-asian="normal" style:font-style-complex="normal"/>
    </style:style>
    <style:style style:name="T10" style:family="text">
      <style:text-properties fo:font-style="normal" officeooo:rsid="00bd8d77" style:font-style-asian="normal" style:font-style-complex="normal"/>
    </style:style>
    <style:style style:name="T11" style:family="text">
      <style:text-properties fo:font-style="normal" officeooo:rsid="00bd57d7" style:font-style-asian="normal" style:font-style-complex="normal"/>
    </style:style>
    <style:style style:name="T12" style:family="text">
      <style:text-properties fo:font-style="normal" officeooo:rsid="00bd6350" style:font-style-asian="normal" style:font-style-complex="normal"/>
    </style:style>
    <style:style style:name="T13" style:family="text">
      <style:text-properties fo:font-style="normal" officeooo:rsid="00c5bca2" style:font-style-asian="normal" style:font-style-complex="normal"/>
    </style:style>
    <style:style style:name="T14" style:family="text">
      <style:text-properties fo:font-style="normal" officeooo:rsid="00c68a6b" style:font-style-asian="normal" style:font-style-complex="normal"/>
    </style:style>
    <style:style style:name="T15" style:family="text">
      <style:text-properties fo:font-style="normal" officeooo:rsid="00c82bd3" style:font-style-asian="normal" style:font-style-complex="normal"/>
    </style:style>
    <style:style style:name="T16" style:family="text">
      <style:text-properties fo:font-style="normal" officeooo:rsid="00c9ba56" style:font-style-asian="normal" style:font-style-complex="normal"/>
    </style:style>
    <style:style style:name="T17" style:family="text">
      <style:text-properties fo:font-variant="normal" fo:text-transform="none" style:use-window-font-color="true" style:font-name="Liberation Serif" fo:letter-spacing="normal" fo:font-style="normal" fo:font-weight="normal" style:font-style-asian="normal" style:font-style-complex="normal"/>
    </style:style>
    <style:style style:name="T18" style:family="text">
      <style:text-properties fo:font-variant="normal" fo:text-transform="none" style:use-window-font-color="true" style:font-name="Liberation Serif" fo:letter-spacing="normal" fo:font-style="normal" fo:font-weight="normal" officeooo:rsid="00ac0602" style:font-style-asian="normal" style:font-style-complex="normal"/>
    </style:style>
    <style:style style:name="T19" style:family="text">
      <style:text-properties fo:font-variant="normal" fo:text-transform="none" style:use-window-font-color="true" style:font-name="Liberation Serif" fo:letter-spacing="normal" fo:font-style="normal" fo:font-weight="normal" officeooo:rsid="00bbc169" style:font-style-asian="normal" style:font-style-complex="normal"/>
    </style:style>
    <style:style style:name="T20" style:family="text">
      <style:text-properties fo:font-variant="normal" fo:text-transform="none" style:use-window-font-color="true" style:font-name="Liberation Serif" fo:letter-spacing="normal" fo:font-style="normal" fo:font-weight="normal" officeooo:rsid="00a596da" style:font-style-asian="normal" style:font-style-complex="normal"/>
    </style:style>
    <style:style style:name="T21" style:family="text">
      <style:text-properties fo:font-variant="normal" fo:text-transform="none" style:use-window-font-color="true" style:font-name="Liberation Serif" fo:letter-spacing="normal" fo:font-style="normal" fo:font-weight="normal" officeooo:rsid="00a3a49b" style:font-style-asian="normal" style:font-style-complex="normal"/>
    </style:style>
    <style:style style:name="T22" style:family="text">
      <style:text-properties fo:font-variant="normal" fo:text-transform="none" style:use-window-font-color="true" style:font-name="Liberation Serif" fo:font-size="8pt" fo:letter-spacing="normal" fo:font-style="normal" fo:font-weight="normal" style:font-size-asian="8pt" style:font-style-asian="normal" style:font-size-complex="8pt" style:font-style-complex="normal"/>
    </style:style>
    <style:style style:name="T23" style:family="text">
      <style:text-properties fo:font-variant="normal" fo:text-transform="none" style:use-window-font-color="true" style:font-name="Liberation Serif" fo:font-size="8pt" fo:letter-spacing="normal" fo:font-style="normal" fo:font-weight="normal" officeooo:rsid="009d6157" style:font-size-asian="8pt" style:font-style-asian="normal" style:font-size-complex="8pt" style:font-style-complex="normal"/>
    </style:style>
    <style:style style:name="T24" style:family="text">
      <style:text-properties fo:font-variant="normal" fo:text-transform="none" style:use-window-font-color="true" style:font-name="Liberation Serif" fo:font-size="8pt" fo:letter-spacing="normal" fo:font-style="normal" fo:font-weight="normal" officeooo:rsid="009d3b88" style:font-size-asian="8pt" style:font-style-asian="normal" style:font-size-complex="8pt" style:font-style-complex="normal"/>
    </style:style>
    <style:style style:name="T25" style:family="text">
      <style:text-properties fo:font-variant="normal" fo:text-transform="none" style:use-window-font-color="true" style:font-name="Liberation Serif" fo:font-size="8pt" fo:letter-spacing="normal" fo:font-style="normal" fo:font-weight="normal" style:font-size-asian="8pt" style:font-style-asian="normal" style:font-size-complex="8pt" style:font-style-complex="normal" loext:padding="0in" loext:border="none"/>
    </style:style>
    <style:style style:name="T26" style:family="text">
      <style:text-properties fo:font-variant="normal" fo:text-transform="none" style:use-window-font-color="true" style:font-name="Liberation Serif" fo:font-size="8pt" fo:letter-spacing="normal" fo:font-style="normal" fo:font-weight="normal" officeooo:rsid="00ac0602" style:font-size-asian="8pt" style:font-style-asian="normal" style:font-size-complex="8pt" style:font-style-complex="normal"/>
    </style:style>
    <style:style style:name="T27" style:family="text">
      <style:text-properties fo:font-variant="normal" fo:text-transform="none" style:use-window-font-color="true" style:font-name="Liberation Serif" fo:font-size="8pt" fo:letter-spacing="normal" fo:font-style="normal" fo:font-weight="normal" officeooo:rsid="00bbc169" style:font-size-asian="8pt" style:font-style-asian="normal" style:font-size-complex="8pt" style:font-style-complex="normal"/>
    </style:style>
    <style:style style:name="T28" style:family="text">
      <style:text-properties style:use-window-font-color="true" style:font-name="Liberation Serif" fo:letter-spacing="normal" officeooo:rsid="00bd57d7" style:font-style-asian="normal" style:font-style-complex="normal"/>
    </style:style>
    <style:style style:name="T29" style:family="text">
      <style:text-properties style:use-window-font-color="true" style:font-name="Liberation Serif" fo:font-size="8pt" officeooo:rsid="009d3b88" style:font-size-asian="8pt" style:font-size-complex="8pt"/>
    </style:style>
    <style:style style:name="T30" style:family="text">
      <style:text-properties style:use-window-font-color="true" style:font-name="Liberation Serif" fo:font-size="8pt" officeooo:rsid="009d6157" style:font-size-asian="8pt" style:font-size-complex="8pt"/>
    </style:style>
    <style:style style:name="T31" style:family="text">
      <style:text-properties style:use-window-font-color="true" style:font-name="Liberation Serif" fo:font-size="8pt" fo:font-style="normal" officeooo:rsid="009d6157" style:font-size-asian="8pt" style:font-style-asian="normal" style:font-size-complex="8pt" style:font-style-complex="normal"/>
    </style:style>
    <style:style style:name="T32" style:family="text">
      <style:text-properties style:use-window-font-color="true" style:font-name="Liberation Serif" fo:font-size="8pt" fo:letter-spacing="normal" fo:font-style="normal" fo:font-weight="normal" style:font-size-asian="8pt" style:font-style-asian="normal" style:font-size-complex="8pt" style:font-style-complex="normal" loext:padding="0in" loext:border="none"/>
    </style:style>
    <style:style style:name="T33" style:family="text">
      <style:text-properties style:use-window-font-color="true" style:font-name="Liberation Serif" fo:language="en" fo:country="US" style:font-style-asian="normal" style:font-style-complex="normal"/>
    </style:style>
    <style:style style:name="T34" style:family="text">
      <style:text-properties officeooo:rsid="00a596da"/>
    </style:style>
    <style:style style:name="T35" style:family="text">
      <style:text-properties officeooo:rsid="00b9d383"/>
    </style:style>
    <style:style style:name="T36" style:family="text">
      <style:text-properties officeooo:rsid="00bbc169"/>
    </style:style>
    <style:style style:name="T37" style:family="text">
      <style:text-properties fo:font-size="8pt" style:font-size-asian="8pt" style:font-size-complex="8pt"/>
    </style:style>
    <style:style style:name="T38" style:family="text">
      <style:text-properties fo:font-size="8pt" officeooo:rsid="007e9655" style:font-size-asian="8pt" style:font-size-complex="8pt"/>
    </style:style>
    <style:style style:name="T39" style:family="text">
      <style:text-properties fo:font-size="8pt" officeooo:rsid="005e7df5" style:font-size-asian="8pt" style:font-size-complex="8pt"/>
    </style:style>
    <style:style style:name="T40" style:family="text">
      <style:text-properties fo:font-size="8pt" officeooo:rsid="00c03e55" style:font-size-asian="8pt" style:font-size-complex="8pt"/>
    </style:style>
    <style:style style:name="T41" style:family="text">
      <style:text-properties fo:font-size="8pt" officeooo:rsid="00c9ba56" style:font-size-asian="8pt" style:font-size-complex="8pt"/>
    </style:style>
    <style:style style:name="T42" style:family="text">
      <style:text-properties fo:font-size="8pt" fo:font-style="italic" officeooo:rsid="00bbc169" style:font-size-asian="8pt" style:font-style-asian="italic" style:font-size-complex="8pt" style:font-style-complex="italic"/>
    </style:style>
    <style:style style:name="T43" style:family="text">
      <style:text-properties fo:font-size="8pt" fo:font-style="italic" officeooo:rsid="00be562a" style:font-size-asian="8pt" style:font-style-asian="italic" style:font-size-complex="8pt" style:font-style-complex="italic"/>
    </style:style>
    <style:style style:name="T44" style:family="text">
      <style:text-properties fo:font-size="8pt" fo:font-style="italic" officeooo:rsid="00be681c" style:font-size-asian="8pt" style:font-style-asian="italic" style:font-size-complex="8pt" style:font-style-complex="italic"/>
    </style:style>
    <style:style style:name="T45" style:family="text">
      <style:text-properties fo:font-size="8pt" fo:font-style="italic" officeooo:rsid="00bd57d7" style:font-size-asian="8pt" style:font-style-asian="italic" style:font-size-complex="8pt" style:font-style-complex="italic"/>
    </style:style>
    <style:style style:name="T46" style:family="text">
      <style:text-properties fo:font-size="8pt" fo:font-style="italic" officeooo:rsid="00bf88ef" style:font-size-asian="8pt" style:font-style-asian="italic" style:font-size-complex="8pt" style:font-style-complex="italic"/>
    </style:style>
    <style:style style:name="T47" style:family="text">
      <style:text-properties fo:font-size="8pt" fo:font-style="italic" officeooo:rsid="00c5bca2" style:font-size-asian="8pt" style:font-style-asian="italic" style:font-size-complex="8pt" style:font-style-complex="italic"/>
    </style:style>
    <style:style style:name="T48" style:family="text">
      <style:text-properties fo:font-size="8pt" fo:font-style="italic" officeooo:rsid="00c68a6b" style:font-size-asian="8pt" style:font-style-asian="italic" style:font-size-complex="8pt" style:font-style-complex="italic"/>
    </style:style>
    <style:style style:name="T49" style:family="text">
      <style:text-properties fo:font-size="8pt" fo:font-style="normal" style:font-size-asian="8pt" style:font-style-asian="normal" style:font-size-complex="8pt" style:font-style-complex="normal"/>
    </style:style>
    <style:style style:name="T50" style:family="text">
      <style:text-properties fo:font-size="8pt" fo:font-style="normal" officeooo:rsid="00bf88ef" style:font-size-asian="8pt" style:font-style-asian="normal" style:font-size-complex="8pt" style:font-style-complex="normal"/>
    </style:style>
    <style:style style:name="T51" style:family="text">
      <style:text-properties fo:font-size="8pt" fo:font-style="normal" officeooo:rsid="00c82bd3" style:font-size-asian="8pt" style:font-style-asian="normal" style:font-size-complex="8pt" style:font-style-complex="normal"/>
    </style:style>
    <style:style style:name="T52" style:family="text">
      <style:text-properties fo:font-size="8pt" fo:font-style="normal" officeooo:rsid="00c9ba56" style:font-size-asian="8pt" style:font-style-asian="normal" style:font-size-complex="8pt" style:font-style-complex="normal"/>
    </style:style>
    <style:style style:name="T53" style:family="text">
      <style:text-properties fo:font-size="8pt" fo:font-style="normal" officeooo:rsid="00ca37ae" style:font-size-asian="8pt" style:font-style-asian="normal" style:font-size-complex="8pt" style:font-style-complex="normal"/>
    </style:style>
    <style:style style:name="T54" style:family="text">
      <style:text-properties fo:font-size="8pt" fo:font-style="normal" officeooo:rsid="00cafe58" style:font-size-asian="8pt" style:font-style-asian="normal" style:font-size-complex="8pt" style:font-style-complex="normal"/>
    </style:style>
    <style:style style:name="T55" style:family="text">
      <style:text-properties fo:font-size="8pt" fo:font-style="normal" fo:font-weight="normal" officeooo:rsid="00c82bd3" style:font-size-asian="8pt" style:font-style-asian="normal" style:font-weight-asian="normal" style:font-size-complex="8pt" style:font-style-complex="normal" style:font-weight-complex="normal"/>
    </style:style>
    <style:style style:name="T56" style:family="text">
      <style:text-properties officeooo:rsid="007e655f"/>
    </style:style>
    <style:style style:name="T57" style:family="text">
      <style:text-properties officeooo:rsid="007a9dff"/>
    </style:style>
    <style:style style:name="T58" style:family="text">
      <style:text-properties officeooo:rsid="00c9ba56" style:font-size-asian="8.75pt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5">Linear Library Development </text:span><text:span text:style-name="T4">Notes and </text:span><text:span text:style-name="T6">S</text:span><text:span text:style-name="T4">cratchpad</text:span></text:p>
      <text:p text:style-name="P34"/>
      <text:p text:style-name="Heading_20_1">Timeline</text:p>
      <text:p text:style-name="P20"/>
      <text:list xml:id="list4769233726080284371" text:style-name="L1">
        <text:list-item>
          <text:p text:style-name="P35">Mar 2018</text:p>
          <text:list>
            <text:list-item>
              <text:p text:style-name="P38">Started sub-library bmath</text:p>
              <text:p text:style-name="P38"/>
            </text:list-item>
            <text:list-item>
              <text:p text:style-name="P39">Implemented ring and group framework<text:line-break/></text:p>
            </text:list-item>
          </text:list>
        </text:list-item>
        <text:list-item>
          <text:p text:style-name="P35">Apr 2018</text:p>
          <text:list>
            <text:list-item>
              <text:p text:style-name="P38">Designed Vector and Matrix perspectives</text:p>
              <text:p text:style-name="P38"/>
            </text:list-item>
            <text:list-item>
              <text:p text:style-name="P38">Added f3_t matrix and vector objects</text:p>
              <text:p text:style-name="P38"/>
            </text:list-item>
            <text:list-item>
              <text:p text:style-name="P49">Basic linear algebra functions for matrix and vector<text:line-break/></text:p>
            </text:list-item>
          </text:list>
        </text:list-item>
        <text:list-item>
          <text:p text:style-name="P36"><text:span text:style-name="T35">May</text:span> 2018</text:p>
          <text:list>
            <text:list-item>
              <text:p text:style-name="P49">Initial version of Colesky &amp; LU Decomposition</text:p>
              <text:p text:style-name="P40"/>
            </text:list-item>
            <text:list-item>
              <text:p text:style-name="P50">Initial version Matrix inversions based on above decompositions</text:p>
              <text:p text:style-name="P41"/>
            </text:list-item>
            <text:list-item>
              <text:p text:style-name="P50">Jacoby EVD (for symmetric matrix)</text:p>
              <text:p text:style-name="P41"/>
            </text:list-item>
            <text:list-item>
              <text:p text:style-name="P50">Tridiagonalization via Givens Rotations</text:p>
              <text:p text:style-name="P41"/>
            </text:list-item>
            <text:list-item>
              <text:p text:style-name="P51">EVD Using Tridiagonal QR with explicit shift (Francis-Approach)</text:p>
              <text:p text:style-name="P42"/>
            </text:list-item>
            <text:list-item>
              <text:p text:style-name="P43"><text:span text:style-name="T36">Developed “isolated shift” method for EVD<text:line-break/></text:span><text:span text:style-name="T44">I</text:span><text:span text:style-name="T42">nitially called it ‘implicit shift’ </text:span><text:span text:style-name="T43">because thought it </text:span><text:span text:style-name="T44">to be the </text:span><text:span text:style-name="T42">same as Francis/Wilkinson implicit shift; </text:span><text:span text:style-name="T43">later realized that this approach is </text:span><text:span text:style-name="T44">actually </text:span><text:span text:style-name="T43">different (possibly new), </text:span><text:span text:style-name="T44">thus </text:span><text:span text:style-name="T45">renamed it later to ‘isolated-shift’. </text:span><text:span text:style-name="T44">Isolated shift has more stable convergence than implicit shift. Both methods should have similar accuracy.</text:span></text:p>
              <text:p text:style-name="P73"/>
            </text:list-item>
            <text:list-item>
              <text:p text:style-name="P59">Designed Covariance Framework<text:line-break/></text:p>
            </text:list-item>
          </text:list>
        </text:list-item>
        <text:list-item>
          <text:p text:style-name="P70">Jun 2018</text:p>
          <text:list>
            <text:list-item>
              <text:p text:style-name="P44"><text:span text:style-name="T11">Affine framework </text:span><text:span text:style-name="T9">(Framework with virtual ‘1’ appended to a vector)</text:span></text:p>
              <text:p text:style-name="P61"/>
            </text:list-item>
            <text:list-item>
              <text:p text:style-name="P44"><text:span text:style-name="T11">Symmetric pseudoinverse </text:span><text:span text:style-name="T12">(Moore-Penrose-Inverse) </text:span><text:span text:style-name="T11">based on EVD</text:span></text:p>
              <text:p text:style-name="P59"/>
            </text:list-item>
            <text:list-item>
              <text:p text:style-name="P59">Linear Estimator Framework</text:p>
              <text:p text:style-name="P63"/>
            </text:list-item>
            <text:list-item>
              <text:p text:style-name="P52">Bidiagonalization via Givens Rotations</text:p>
              <text:p text:style-name="P44"/>
            </text:list-item>
            <text:list-item>
              <text:p text:style-name="P52">General purpose SVD based on Golub-Reinsch-Approach.</text:p>
              <text:p text:style-name="P44"/>
            </text:list-item>
            <text:list-item>
              <text:p text:style-name="P60">General pseudoinverse based on SVD<text:line-break/></text:p>
            </text:list-item>
          </text:list>
        </text:list-item>
      </text:list>
      <text:p text:style-name="P23"/>
      <text:list xml:id="list200829573215135" text:continue-numbering="true" text:style-name="L1">
        <text:list-item>
          <text:p text:style-name="P82"><text:span text:style-name="T11">Ju</text:span><text:span text:style-name="T10">l</text:span><text:span text:style-name="T11"> 2018</text:span></text:p>
          <text:list>
            <text:list-item>
              <text:p text:style-name="P53"><text:span text:style-name="T15">nxn bmath-</text:span><text:span text:style-name="T7">SVD </text:span><text:span text:style-name="T15">vs. </text:span><text:span text:style-name="T7">GSL-</text:span><text:span text:style-name="T15">SVD:</text:span><text:span text:style-name="T7"> </text:span></text:p>
              <text:list>
                <text:list-item>
                  <text:p text:style-name="P53"><text:span text:style-name="T55">bmath</text:span><text:span text:style-name="T49"> </text:span><text:span text:style-name="T51">2...</text:span><text:span text:style-name="T49">3 x faster </text:span><text:span text:style-name="T51">and more accurate</text:span></text:p>
                </text:list-item>
                <text:list-item>
                  <text:p text:style-name="P74">bmath: no thin decomposition yet</text:p>
                </text:list-item>
              </text:list>
              <text:p text:style-name="P75"/>
            </text:list-item>
            <text:list-item>
              <text:p text:style-name="P65">Found viable approach for thin decomposition</text:p>
              <text:p text:style-name="P45"><text:span text:style-name="T46">Realized that thin-decomposition (UBD, LBD, QR</text:span><text:span text:style-name="T47">D</text:span><text:span text:style-name="T46">, LQ</text:span><text:span text:style-name="T47">D</text:span><text:span text:style-name="T46">) can be achieved efficiently </text:span><text:span text:style-name="T48">by</text:span><text:span text:style-name="T46"> reverse construction of rotation matrices from given rotations. This requires </text:span><text:span text:style-name="T47">all involved </text:span><text:span text:style-name="T46">givens rotations be known at the time of construction, thus they need to be stored temporarily (one float per rotation) inside the space of the original matrix. </text:span><text:span text:style-name="T8"><text:line-break/></text:span></text:p>
            </text:list-item>
            <text:list-item>
              <text:p text:style-name="P68">Dedicated Givens Rotation Framework </text:p>
              <text:list>
                <text:list-item>
                  <text:p text:style-name="P62">row-, col-rotation, swipe, sweep</text:p>
                </text:list-item>
                <text:list-item>
                  <text:p text:style-name="P56"><text:span text:style-name="T10">i</text:span><text:span text:style-name="T7">dentity detection &amp; automatic </text:span><text:span text:style-name="T14">matrix-</text:span><text:span text:style-name="T7">sparsity exploitation</text:span></text:p>
                </text:list-item>
              </text:list>
              <text:p text:style-name="P69"/>
            </text:list-item>
            <text:list-item>
              <text:p text:style-name="P46"><text:span text:style-name="T8">Adopted </text:span><text:span text:style-name="T10">Steward’s approach </text:span><text:span text:style-name="T8">(</text:span><text:span text:style-name="T10">1976</text:span><text:span text:style-name="T8">)</text:span><text:span text:style-name="T10"> </text:span><text:span text:style-name="T8">for single float rotation representation</text:span><text:span text:style-name="T10"> </text:span><text:span text:style-name="T8">as means of rotation storage.</text:span></text:p>
              <text:p text:style-name="P69"/>
            </text:list-item>
            <text:list-item>
              <text:p text:style-name="P53"><text:span text:style-name="T15">nx</text:span><text:span text:style-name="T16">m</text:span><text:span text:style-name="T15"> bmath-</text:span><text:span text:style-name="T7">SVD </text:span><text:span text:style-name="T15">vs. </text:span><text:span text:style-name="T7">GSL-</text:span><text:span text:style-name="T15">SVD:</text:span><text:span text:style-name="T7"> </text:span></text:p>
              <text:list>
                <text:list-item>
                  <text:p text:style-name="P53"><text:span text:style-name="T55">bmath</text:span><text:span text:style-name="T49"> </text:span><text:span text:style-name="T51">&gt;= </text:span><text:span text:style-name="T49">3x faster </text:span></text:p>
                </text:list-item>
                <text:list-item>
                  <text:p text:style-name="P57"><text:span text:style-name="T50">bmath: thin decomposition </text:span><text:span text:style-name="T49">for m &gt;&gt; n less accurate than gsl</text:span></text:p>
                  <text:p text:style-name="P76"/>
                </text:list-item>
              </text:list>
            </text:list-item>
            <text:list-item>
              <text:p text:style-name="P58"><text:span text:style-name="T8">I</text:span><text:span text:style-name="T7">mplemented QR</text:span><text:span text:style-name="T14">D</text:span><text:span text:style-name="T7">, LQ</text:span><text:span text:style-name="T14">D</text:span></text:p>
              <text:p text:style-name="P64"/>
            </text:list-item>
            <text:list-item>
              <text:p text:style-name="P66">Speed optimized nxm SVD for n&lt;&lt;m and n&gt;&gt;m via LQ, QR</text:p>
              <text:p text:style-name="P64"/>
            </text:list-item>
            <text:list-item>
              <text:p text:style-name="P58"><text:span text:style-name="T7">Analyzed </text:span><text:span text:style-name="T14">practicability of </text:span><text:span text:style-name="T7">adjacent vs. distant rotations:<text:line-break/></text:span><text:span text:style-name="T49">Both methods equally accurate and complex for factorizations. Distant approach has the potential to be better optimizable.</text:span></text:p>
              <text:p text:style-name="P67"/>
            </text:list-item>
            <text:list-item>
              <text:p text:style-name="P66">Improved SVD stability by monitoring reducibility</text:p>
              <text:p text:style-name="P66"/>
            </text:list-item>
            <text:list-item>
              <text:p text:style-name="P66">Matrix state analysis via Frobenius norm</text:p>
            </text:list-item>
          </text:list>
        </text:list-item>
      </text:list>
      <text:p text:style-name="P22"/>
      <text:list xml:id="list200829208070194" text:continue-numbering="true" text:style-name="L1">
        <text:list-header>
          <text:p text:style-name="P47"/>
        </text:list-header>
        <text:list-item>
          <text:p text:style-name="P37">Aug 2018</text:p>
          <text:list>
            <text:list-item>
              <text:p text:style-name="P54">Designed dedicated evaluation framework for matrix functions</text:p>
              <text:p text:style-name="P47"/>
            </text:list-item>
            <text:list-item>
              <text:p text:style-name="P54">Permutation Framework </text:p>
              <text:p text:style-name="P47"/>
            </text:list-item>
            <text:list-item>
              <text:p text:style-name="P47"><text:span text:style-name="T8">I</text:span><text:span text:style-name="T13">mplemented </text:span><text:span text:style-name="T14">rank revealing </text:span><text:span text:style-name="T13">QR</text:span><text:span text:style-name="T14">D</text:span><text:span text:style-name="T13">, LQ</text:span><text:span text:style-name="T14">D via permutations</text:span></text:p>
              <text:p text:style-name="P66"/>
            </text:list-item>
            <text:list-item>
              <text:p text:style-name="P48"><text:span text:style-name="T14">Found </text:span><text:span text:style-name="T15">reason and remedy for accuracy loss on m &lt;&lt; n<text:line-break/></text:span><text:span text:style-name="T51">Reason: Chained-rotations preserve total vector norm which accumulates in a single vector element causing increased accuracy-loss in subsequent rotations.</text:span><text:line-break/><text:span text:style-name="T41">Remedy: Use multiple smaller chains and multiple accumulation points.</text:span></text:p>
              <text:p text:style-name="P78"/>
            </text:list-item>
            <text:list-item>
              <text:p text:style-name="P71">Improved accuracy</text:p>
              <text:p text:style-name="P71"/>
            </text:list-item>
            <text:list-item>
              <text:p text:style-name="P71">Started AVX-code-optimizations</text:p>
            </text:list-item>
            <text:list-item>
              <text:p text:style-name="P72">Improved cache optimizations</text:p>
              <text:p text:style-name="P71"/>
            </text:list-item>
            <text:list-item>
              <text:p text:style-name="P55"><text:span text:style-name="T15">nx</text:span><text:span text:style-name="T16">m</text:span><text:span text:style-name="T15"> bmath-</text:span><text:span text:style-name="T7">SVD </text:span><text:span text:style-name="T15">vs. </text:span><text:span text:style-name="T7">GSL-</text:span><text:span text:style-name="T15">SVD:</text:span><text:span text:style-name="T7"> </text:span></text:p>
              <text:list>
                <text:list-item>
                  <text:p text:style-name="P55"><text:span text:style-name="T55">bmath</text:span><text:span text:style-name="T49"> </text:span><text:span text:style-name="T54">about</text:span><text:span text:style-name="T53"> </text:span><text:span text:style-name="T54">7</text:span><text:span text:style-name="T49">x faster </text:span><text:span text:style-name="T52">and </text:span><text:span text:style-name="T54">tends to be </text:span><text:span text:style-name="T52">more accurate</text:span></text:p>
                  <text:p text:style-name="P77"/>
                </text:list-item>
              </text:list>
            </text:list-item>
            <text:list-item>
              <text:p text:style-name="P55"><text:span text:style-name="T15">nx</text:span><text:span text:style-name="T16">m</text:span><text:span text:style-name="T15"> bmath-</text:span><text:span text:style-name="T7">SVD </text:span><text:span text:style-name="T15">vs. </text:span><text:span text:style-name="T16">EIGEN</text:span><text:span text:style-name="T7">-</text:span><text:span text:style-name="T15">SVD:</text:span><text:span text:style-name="T7"> </text:span></text:p>
              <text:list>
                <text:list-item>
                  <text:p text:style-name="P55"><text:span text:style-name="T55">bmath</text:span><text:span text:style-name="T49"> </text:span><text:span text:style-name="T54">still </text:span><text:span text:style-name="T52">about 3...4</text:span><text:span text:style-name="T49">x</text:span><text:span text:style-name="T52"> slower at similar accuracy</text:span><text:span text:style-name="T58"><text:line-break/></text:span></text:p>
                </text:list-item>
              </text:list>
            </text:list-item>
          </text:list>
        </text:list-item>
      </text:list>
      <text:p text:style-name="P21"><text:tab/></text:p>
      <text:p text:style-name="P21"/>
      <text:p text:style-name="P32">Literature</text:p>
      <text:p text:style-name="P2"/>
      <text:p text:style-name="P2">Paper</text:p>
      <text:p text:style-name="P7"/>
      <text:p text:style-name="P26"><text:span text:style-name="T56">G.H. Golup, C. Reinsch: </text:span>Singular Value Decomposition and Least Squares Solutions; <text:span text:style-name="T56">Numerische Mathematik (Journal) Vol. 14, Issue 5, Apr 1970, Pg 403-420 (https://dl.acm.org/citation.cfm?id=2718152)</text:span></text:p>
      <text:p text:style-name="P26"/>
      <text:p text:style-name="P17"><text:span text:style-name="T29">J. </text:span><text:span text:style-name="T30">G. F. </text:span><text:span text:style-name="T29">Francis: The Q R transformation. A unitary analogue to the L R transformation - </text:span><text:span text:style-name="T30">Part1</text:span><text:span text:style-name="T31">; </text:span><text:span text:style-name="Emphasis"><text:span text:style-name="T32">The Computer Journal</text:span></text:span><text:span text:style-name="T22">, Vol. 4, Issue 3, Jan 1961, Pg. 265–271, </text:span><text:span text:style-name="T23">(</text:span><text:a xlink:type="simple" xlink:href="https://academic.oup.com/comjnl/article/4/3/265/380632" text:style-name="Internet_20_link" text:visited-style-name="Visited_20_Internet_20_Link">https://academic.oup.com/comjnl/article/4/3/265/380632</text:a><text:span text:style-name="T23">)</text:span></text:p>
      <text:p text:style-name="P10"/>
      <text:p text:style-name="P17"><text:span text:style-name="T24">J. </text:span><text:span text:style-name="T23">G. F. </text:span><text:span text:style-name="T24">Francis: The Q R transformation – </text:span><text:span text:style-name="T23">Part 2</text:span><text:span text:style-name="T24">. </text:span><text:span text:style-name="Emphasis"><text:span text:style-name="T25">The Computer Journal</text:span></text:span><text:span text:style-name="T22">, Vol. 4, Issue </text:span><text:span text:style-name="T23">4</text:span><text:span text:style-name="T22">, Jan 196</text:span><text:span text:style-name="T23">2</text:span><text:span text:style-name="T22">, Pg. </text:span><text:span text:style-name="T23">332</text:span><text:span text:style-name="T22">–</text:span><text:span text:style-name="T23">345<text:line-break/>(</text:span><text:a xlink:type="simple" xlink:href="https://academic.oup.com/comjnl/article/4/4/332/432033" text:style-name="Internet_20_link" text:visited-style-name="Visited_20_Internet_20_Link"><text:span text:style-name="T37">https://academic.oup.com/comjnl/article/4/4/332/432033</text:span></text:a><text:span text:style-name="T23">)</text:span></text:p>
      <text:p text:style-name="P10"/>
      <text:p text:style-name="P16"><text:span text:style-name="T22">J. H. Wil</text:span><text:span text:style-name="T26">k</text:span><text:span text:style-name="T22">inson: Co</text:span><text:span text:style-name="T26">n</text:span><text:span text:style-name="T22">vergence of the LR, QR , and related algorithms. <text:s/></text:span><text:span text:style-name="Emphasis"><text:span text:style-name="T25">The Computer Journal</text:span></text:span><text:span text:style-name="T22">, Vol. 8, Issue 1, Apr 1965, Pg. 77–84</text:span></text:p>
      <text:p text:style-name="P9"><text:span text:style-name="T37">(</text:span><text:a xlink:type="simple" xlink:href="https://academic.oup.com/comjnl/article/8/1/77/489906" text:style-name="Internet_20_link" text:visited-style-name="Visited_20_Internet_20_Link"><text:span text:style-name="T37">https://academic.oup.com/comjnl/article/8/1/77/489906</text:span></text:a><text:span text:style-name="T37">)</text:span></text:p>
      <text:p text:style-name="P14"/>
      <text:p text:style-name="P24"><text:span text:style-name="T17">J. H. Wil</text:span><text:span text:style-name="T18">k</text:span><text:span text:style-name="T17">inson: </text:span><text:span text:style-name="T19">Global Convergence of Tridiagonal QR Algorithm with Origin Shifts</text:span><text:span text:style-name="T17">. <text:line-break/></text:span><text:span text:style-name="T19">Linear Algebra, Vol 1, Issue 3, July 1968, Pg. 409-420</text:span></text:p>
      <text:p text:style-name="P18"><text:span text:style-name="T22">(</text:span><text:a xlink:type="simple" xlink:href="https://www.sciencedirect.com/science/article/pii/0024379568900177" text:style-name="Internet_20_link" text:visited-style-name="Visited_20_Internet_20_Link"><text:span text:style-name="T27">https://www.sciencedirect.com/science/article/pii/0024379568900177</text:span></text:a><text:span text:style-name="T22">)</text:span></text:p>
      <text:p text:style-name="P12"/>
      <text:p text:style-name="P15"><text:span text:style-name="T28">G.W. Stewart: </text:span><text:span text:style-name="T33">The economical storage of plane rotations</text:span></text:p>
      <text:p text:style-name="P13">Numer. Math. (1976) 25: 137. https://doi.org/10.1007/BF01462266</text:p>
      <text:p text:style-name="P4"/>
      <text:p text:style-name="P3"/>
      <text:p text:style-name="P3">Web-Publication</text:p>
      <text:p text:style-name="P8"/>
      <text:p text:style-name="P17"><text:a xlink:type="simple" xlink:href="https://www.mathworks.com/content/dam/mathworks/mathworks-dot-com/moler/eigs.pdf" text:style-name="Internet_20_link" text:visited-style-name="Visited_20_Internet_20_Link"><text:span text:style-name="T37">https://www.mathworks.com/content/dam/mathworks/mathworks-dot-com/moler/eigs.pdf</text:span></text:a></text:p>
      <text:p text:style-name="P27"/>
      <text:p text:style-name="P26"><text:span text:style-name="T20">E. Bendersky</text:span><text:span text:style-name="T21">: </text:span><text:span text:style-name="T20">Memory layout of multidimensional arrays</text:span><text:span text:style-name="T21">. <text:s/></text:span></text:p>
      <text:p text:style-name="P11">(<text:span text:style-name="T34">https://eli.thegreenplace.net/2015/memory-layout-of-multi-dimensional-arrays</text:span>)</text:p>
      <text:p text:style-name="P5"/>
      <text:p text:style-name="P25"><text:span text:style-name="T20">E. Bendersky</text:span><text:span text:style-name="T17">: </text:span><text:span text:style-name="T20">Memory layout of multidimensional arrays</text:span><text:span text:style-name="T17">. <text:s/></text:span></text:p>
      <text:p text:style-name="P11">(<text:span text:style-name="T34">https://eli.thegreenplace.net/2015/memory-layout-of-multi-dimensional-arrays</text:span>)</text:p>
      <text:list xml:id="list1739364138058289065" text:style-name="L2">
        <text:list-header>
          <text:p text:style-name="P79"/>
        </text:list-header>
      </text:list>
      <text:p text:style-name="P2"/>
      <text:p text:style-name="P2">Hardcover</text:p>
      <text:p text:style-name="P7"/>
      <text:p text:style-name="P28"><text:span text:style-name="T57">G.</text:span>H Golub, C.F. Van Loan Matrix Computations (4<text:span text:style-name="T1">th</text:span> Edition) <text:s/><text:span text:style-name="T57">ISBN </text:span>1-4214-0794-9</text:p>
      <text:p text:style-name="P28"/>
      <text:p text:style-name="P27">Stoer – Bulisch; Numerische Mathematik 2, Chapter 6, ISBN 3-540-23777-1</text:p>
      <text:p text:style-name="P26"/>
      <text:p text:style-name="P30">Numerical Recipes in C, Pg. 456ff, ISBN 0-521-43108-5</text:p>
      <text:list xml:id="list7710826797183044329" text:style-name="L3">
        <text:list-header>
          <text:p text:style-name="P80"/>
        </text:list-header>
      </text:list>
      <text:p text:style-name="P2"/>
      <text:p text:style-name="P2">Wikipedia</text:p>
      <text:p text:style-name="P7"/>
      <text:p text:style-name="P17"><text:span text:style-name="T2">Spectral Theorem: </text:span><text:a xlink:type="simple" xlink:href="https://en.wikipedia.org/wiki/Spectral_theorem" text:style-name="Internet_20_link" text:visited-style-name="Visited_20_Internet_20_Link"><text:span text:style-name="T2">https://en.wikipedia.org/wiki/Spectral_theorem</text:span></text:a></text:p>
      <text:p text:style-name="P31"/>
      <text:p text:style-name="P17"><text:span text:style-name="T2">Spectral </text:span><text:span text:style-name="T3">Decomposition</text:span><text:span text:style-name="T2">: </text:span><text:a xlink:type="simple" xlink:href="https://en.wikipedia.org/wiki/Matrix_decomposition" text:style-name="Internet_20_link" text:visited-style-name="Visited_20_Internet_20_Link"><text:span text:style-name="T37">https://en.wikipedia.org/wiki/Matrix_decomposition</text:span></text:a></text:p>
      <text:p text:style-name="P26"/>
      <text:p text:style-name="P17"><text:span text:style-name="T38">SVD: </text:span><text:a xlink:type="simple" xlink:href="https://en.wikipedia.org/wiki/Singular-value_decomposition" text:style-name="Internet_20_link" text:visited-style-name="Visited_20_Internet_20_Link"><text:span text:style-name="T38">https://en.wikipedia.org/wiki/Singular-value_decomposition</text:span></text:a></text:p>
      <text:p text:style-name="P26"/>
      <text:p text:style-name="P19"><text:span text:style-name="T37">Pseudoinverse: </text:span><text:a xlink:type="simple" xlink:href="https://en.wikipedia.org/wiki/Moore-Penrose_inverse" text:style-name="Internet_20_link" text:visited-style-name="Visited_20_Internet_20_Link"><text:span text:style-name="T39">https://en.wikipedia.org/wiki/Moore-Penrose_inverse</text:span></text:a></text:p>
      <text:p text:style-name="P29"/>
      <text:p text:style-name="P19"><text:span text:style-name="T40">Affine Transformation: </text:span><text:a xlink:type="simple" xlink:href="https://en.wikipedia.org/wiki/Affine_transformation" text:style-name="Internet_20_link" text:visited-style-name="Visited_20_Internet_20_Link"><text:span text:style-name="T40">https://en.wikipedia.org/wiki/Affine_transformation</text:span></text:a></text:p>
      <text:list xml:id="list5068603923572212373" text:style-name="L4">
        <text:list-header>
          <text:p text:style-name="P81"/>
        </text:list-header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Source Sans Pro" svg:font-family="'Source Sans Pro', Helvetica, 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class="chapter"/>
    <style:style style:name="Footer" style:family="paragraph" style:parent-style-name="Standard" style:class="extra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use-window-font-color="true" fo:font-size="8pt" officeooo:rsid="00335fd6" officeooo:paragraph-rsid="00335fd6" fo:background-color="transparen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© 2018 Johannes B. Steffen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1:15:39.967370841</meta:creation-date>
    <meta:generator>LibreOffice/5.1.6.2$Linux_X86_64 LibreOffice_project/10m0$Build-2</meta:generator>
    <dc:date>2018-08-27T20:08:29.118797353</dc:date>
    <meta:editing-duration>P1DT16H46M15S</meta:editing-duration>
    <meta:editing-cycles>85</meta:editing-cycles>
    <meta:print-date>2018-05-14T15:37:12.426212841</meta:print-date>
    <meta:document-statistic meta:table-count="0" meta:image-count="0" meta:object-count="0" meta:page-count="3" meta:paragraph-count="116" meta:word-count="718" meta:character-count="5156" meta:non-whitespace-character-count="4584"/>
  </office:meta>
</office:document-meta>
</file>